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1.02cm" fo:min-width="2.16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4.4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5.9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86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31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484cm"/>
    </style:style>
    <style:style style:name="gr8" style:family="graphic" style:parent-style-name="standard">
      <style:graphic-properties draw:stroke="solid" draw:stroke-dash="Ultrafine_20_Dashed" svg:stroke-color="#000000" draw:fill="none" draw:fill-color="#ffffff" draw:textarea-horizontal-align="left" draw:auto-grow-height="true" draw:auto-grow-width="true" fo:min-height="0.471cm" fo:min-width="0.239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67cm" svg:height="1.27cm" svg:x="2.378cm" svg:y="2.3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67cm" svg:height="1.27cm" svg:x="6.823cm" svg:y="5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67cm" svg:height="1.27cm" svg:x="11.268cm" svg:y="2.39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426cm" svg:y1="4.175cm" svg:x2="6.569cm" svg:y2="5.445cm">
          <text:p/>
        </draw:line>
        <draw:line draw:style-name="gr2" draw:text-style-name="P1" draw:layer="layout" svg:x1="11.014cm" svg:y1="4.302cm" svg:x2="9.871cm" svg:y2="5.445cm">
          <text:p/>
        </draw:line>
        <draw:line draw:style-name="gr2" draw:text-style-name="P1" draw:layer="layout" svg:x1="6.061cm" svg:y1="5.572cm" svg:x2="4.918cm" svg:y2="4.429cm">
          <text:p/>
        </draw:line>
        <draw:frame draw:style-name="gr3" draw:text-style-name="P2" draw:layer="layout" svg:width="3.548cm" svg:height="0.721cm" svg:x="2.024cm" svg:y="1.308cm">
          <draw:text-box>
            <text:p><text:span text:style-name="T1">user/lesson-title</text:span></text:p>
          </draw:text-box>
        </draw:frame>
        <draw:frame draw:style-name="gr4" draw:text-style-name="P2" draw:layer="layout" svg:width="6.475cm" svg:height="0.721cm" svg:x="9.724cm" svg:y="1.308cm">
          <draw:text-box>
            <text:p><text:span text:style-name="T1">swcarpentry/lesson-template</text:span></text:p>
          </draw:text-box>
        </draw:frame>
        <draw:frame draw:style-name="gr5" draw:text-style-name="P2" draw:layer="layout" svg:width="2.526cm" svg:height="0.721cm" svg:x="6.951cm" svg:y="7.412cm">
          <draw:text-box>
            <text:p><text:span text:style-name="T1">lesson-title</text:span></text:p>
          </draw:text-box>
        </draw:frame>
        <draw:frame draw:style-name="gr6" draw:text-style-name="P2" draw:layer="layout" svg:width="1.819cm" svg:height="0.721cm" svg:x="15.113cm" svg:y="2.759cm">
          <draw:text-box>
            <text:p><text:span text:style-name="T1">GitHub</text:span></text:p>
          </draw:text-box>
        </draw:frame>
        <draw:frame draw:style-name="gr7" draw:text-style-name="P2" draw:layer="layout" svg:width="1.984cm" svg:height="0.721cm" svg:x="15.114cm" svg:y="6.159cm">
          <draw:text-box>
            <text:p><text:span text:style-name="T1">desktop</text:span></text:p>
          </draw:text-box>
        </draw:frame>
        <draw:frame draw:style-name="gr8" draw:text-style-name="P2" draw:layer="layout" svg:width="0.739cm" svg:height="0.721cm" svg:x="6.259cm" svg:y="3.702cm">
          <draw:text-box>
            <text:p><text:span text:style-name="T1">2</text:span></text:p>
          </draw:text-box>
        </draw:frame>
        <draw:frame draw:style-name="gr8" draw:text-style-name="P2" draw:layer="layout" svg:width="0.739cm" svg:height="0.721cm" svg:x="9.525cm" svg:y="3.667cm">
          <draw:text-box>
            <text:p><text:span text:style-name="T1">3</text:span></text:p>
          </draw:text-box>
        </draw:frame>
        <draw:frame draw:style-name="gr8" draw:text-style-name="P2" draw:layer="layout" svg:width="0.739cm" svg:height="0.721cm" svg:x="9.942cm" svg:y="5.888cm">
          <draw:text-box>
            <text:p><text:span text:style-name="T1">4</text:span></text:p>
          </draw:text-box>
        </draw:frame>
        <draw:frame draw:style-name="gr8" draw:text-style-name="P2" draw:layer="layout" svg:width="0.739cm" svg:height="0.721cm" svg:x="4.354cm" svg:y="5.253cm">
          <draw:text-box>
            <text:p><text:span text:style-name="T1">5</text:span></text:p>
          </draw:text-box>
        </draw:frame>
        <draw:frame draw:style-name="gr8" draw:text-style-name="P2" draw:layer="layout" svg:width="0.739cm" svg:height="0.721cm" svg:x="1.166cm" svg:y="2.651cm">
          <draw:text-box>
            <text:p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1T06:59:27.205526000</meta:creation-date>
    <dc:date>2014-12-21T15:39:41.136479000</dc:date>
    <meta:editing-duration>PT15M36S</meta:editing-duration>
    <meta:editing-cycles>4</meta:editing-cycles>
    <meta:generator>LibreOffice/4.3.3.2$MacOSX_X86_64 LibreOffice_project/9bb7eadab57b6755b1265afa86e04bf45fbfc644</meta:generator>
    <meta:document-statistic meta:object-count="16"/>
  </office:meta>
</office:document-meta>
</file>